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606980911A8C7CC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officeooo:rsid="0021ba84" officeooo:paragraph-rsid="0021ba84" style:font-size-asian="18pt" style:font-weight-asian="bold" style:font-size-complex="1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1c913f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c913f" officeooo:paragraph-rsid="0022f640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1c913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break-before="page"/>
      <style:text-properties fo:font-variant="normal" fo:text-transform="none" style:use-window-font-color="true" style:font-name="Arial" fo:font-size="12pt" fo:letter-spacing="normal" fo:font-style="normal" fo:font-weight="normal" officeooo:rsid="001c913f" officeooo:paragraph-rsid="0022f640" style:font-size-asian="12pt" style:font-weight-asian="normal" style:font-size-complex="12pt" style:font-weight-complex="normal"/>
    </style:style>
    <style:style style:name="P1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P12" style:family="paragraph" style:parent-style-name="Standard" style:list-style-name="L1">
      <style:text-properties officeooo:paragraph-rsid="0022f640"/>
    </style:style>
    <style:style style:name="P13" style:family="paragraph" style:parent-style-name="Standard" style:list-style-name="L1">
      <style:text-properties fo:font-variant="normal" fo:text-transform="none" style:use-window-font-color="true" style:font-name="Arial" fo:font-size="12pt" fo:letter-spacing="normal" fo:font-style="normal" fo:font-weight="normal" officeooo:rsid="001c913f" officeooo:paragraph-rsid="0021ba84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variant="normal" fo:text-transform="none" style:use-window-font-color="true" style:font-name="Arial" fo:font-size="12pt" fo:letter-spacing="normal" fo:font-style="normal" fo:font-weight="normal" officeooo:rsid="001532ed" officeooo:paragraph-rsid="0021ba8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officeooo:rsid="001c913f" officeooo:paragraph-rsid="0022f640"/>
    </style:style>
    <style:style style:name="P1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1ba84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officeooo:rsid="00136ee8"/>
    </style:style>
    <style:style style:name="T6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use-window-font-color="true" style:font-name="Arial" fo:font-size="12pt" fo:letter-spacing="normal" fo:font-style="normal" fo:font-weight="normal" officeooo:rsid="001c913f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use-window-font-color="true" style:font-name="Arial" fo:font-size="12pt" fo:letter-spacing="normal" fo:font-style="normal" fo:font-weight="normal" officeooo:rsid="0022f640" style:font-size-asian="12pt" style:font-weight-asian="normal" style:font-size-complex="12pt" style:font-weight-complex="normal"/>
    </style:style>
    <style:style style:name="T9" style:family="text">
      <style:text-properties officeooo:rsid="0021ba84"/>
    </style:style>
    <style:style style:name="T10" style:family="text">
      <style:text-properties officeooo:rsid="0022f640"/>
    </style:style>
    <style:style style:name="T11" style:family="text">
      <style:text-properties officeooo:rsid="0025380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5">RDE</text:span>. IES Haría</text:p>
      <text:p text:style-name="P1">UT1. Actividad <text:span text:style-name="T11">7</text:span></text:p>
      <text:p text:style-name="P2"/>
      <text:p text:style-name="P2"/>
      <text:p text:style-name="P2"/>
      <text:p text:style-name="P2"/>
      <text:p text:style-name="P2"/>
      <text:p text:style-name="P2"/>
      <text:p text:style-name="P3">Internet por satélite</text:p>
      <text:p text:style-name="P2"/>
      <text:p text:style-name="P5"/>
      <text:p text:style-name="P6"/>
      <text:p text:style-name="P4"/>
      <text:p text:style-name="P4"/>
      <text:p text:style-name="P4"/>
      <text:p text:style-name="P10">Investiga y averigua el nombre de dos empresas que provean el acceso a Internet por satélite <text:span text:style-name="T10">y que puedas utilizar en Lanzarote</text:span>. </text:p>
      <text:p text:style-name="P8"/>
      <text:p text:style-name="P8">De cada una de ellas:</text:p>
      <text:p text:style-name="P8"/>
      <text:list xml:id="list1567764162345418830" text:style-name="L1">
        <text:list-item>
          <text:p text:style-name="P13">¿A qué satélite debemos orientar la antena?</text:p>
        </text:list-item>
        <text:list-item>
          <text:p text:style-name="P13">¿De qué tipo es la antena utilizada?</text:p>
        </text:list-item>
        <text:list-item>
          <text:p text:style-name="P14">¿Cuál es el coste de la instalación?</text:p>
        </text:list-item>
        <text:list-item>
          <text:p text:style-name="P12"><text:span text:style-name="T7">Da </text:span><text:span text:style-name="T8">dos</text:span><text:span text:style-name="T7"> ejemplo</text:span><text:span text:style-name="T8">s</text:span><text:span text:style-name="T7"> de tarifa</text:span><text:span text:style-name="T8">s</text:span><text:span text:style-name="T7"> de acceso a Internet</text:span></text:p>
        </text:list-item>
        <text:list-item>
          <text:p text:style-name="P15"><text:span text:style-name="T8">Especifica para cada tarifa: l</text:span><text:span text:style-name="T6">a velocidad de bajada y de subida que da dicha tarifa¿Tiene algún límite de tráfico las tarifa</text:span><text:span text:style-name="T8">s</text:span><text:span text:style-name="T6">?¿Cuál?</text:span></text:p>
        </text:list-item>
      </text:list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MT1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1ba8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</text:span><text:span text:style-name="MT2">-UT</text:span><text:span text:style-name="MT1">1</text:span><text:span text:style-name="MT2">-A</text:span><text:span text:style-name="MT3">6</text:span><text:span text:style-name="MT2">. </text:span><text:span text:style-name="MT3">Internet por satélite</text:span><text:span text:style-name="MT4"><text:tab/><text:tab/></text:span><text:span text:style-name="MT4"><draw:frame draw:style-name="Mfr1" draw:name="gráficos7" text:anchor-type="as-char" svg:width="2.335cm" svg:height="0.818cm" draw:z-index="1"><draw:image xlink:href="Pictures/10000201000001930000008D606980911A8C7CC6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6-10-13T17:40:32.733991611</dc:date>
    <meta:print-date>2006-01-25T11:56:00</meta:print-date>
    <meta:editing-cycles>48</meta:editing-cycles>
    <meta:editing-duration>P24DT1H46M1S</meta:editing-duration>
    <meta:generator>LibreOffice/5.1.4.2$Linux_X86_64 LibreOffice_project/10m0$Build-2</meta:generator>
    <meta:document-statistic meta:table-count="0" meta:image-count="1" meta:object-count="0" meta:page-count="2" meta:paragraph-count="11" meta:word-count="96" meta:character-count="535" meta:non-whitespace-character-count="452"/>
  </office:meta>
</office:document-meta>
</file>